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officeooo:rsid="0013dfee" officeooo:paragraph-rsid="0013dfee" style:font-size-asian="14pt" style:font-size-complex="16pt"/>
    </style:style>
    <style:style style:name="P2" style:family="paragraph" style:parent-style-name="Standard">
      <style:text-properties fo:font-size="16pt" style:text-underline-style="solid" style:text-underline-width="auto" style:text-underline-color="font-color" officeooo:rsid="0015c4ce" officeooo:paragraph-rsid="0015c4ce" style:font-size-asian="14pt" style:font-size-complex="16pt"/>
    </style:style>
    <style:style style:name="P3" style:family="paragraph" style:parent-style-name="Standard">
      <style:text-properties fo:font-size="16pt" fo:font-style="normal" style:text-underline-style="solid" style:text-underline-width="auto" style:text-underline-color="font-color" officeooo:rsid="0013dfee" officeooo:paragraph-rsid="0019389b" style:font-size-asian="16pt" style:font-style-asian="normal" style:font-size-complex="16pt" style:font-style-complex="normal"/>
    </style:style>
    <style:style style:name="P4" style:family="paragraph" style:parent-style-name="Standard">
      <style:text-properties fo:font-size="14pt" style:text-underline-style="none" officeooo:rsid="0013dfee" officeooo:paragraph-rsid="0015c4ce" style:font-size-asian="12.25pt" style:font-size-complex="14pt"/>
    </style:style>
    <style:style style:name="P5" style:family="paragraph" style:parent-style-name="Standard">
      <style:text-properties fo:font-size="14pt" style:text-underline-style="none" officeooo:rsid="0013dfee" officeooo:paragraph-rsid="00174417" style:font-size-asian="12.25pt" style:font-size-complex="14pt"/>
    </style:style>
    <style:style style:name="P6" style:family="paragraph" style:parent-style-name="Standard">
      <style:text-properties fo:font-size="14pt" style:text-underline-style="none" officeooo:rsid="0013dfee" officeooo:paragraph-rsid="001a17c6" style:font-size-asian="12.25pt" style:font-size-complex="14pt"/>
    </style:style>
    <style:style style:name="P7" style:family="paragraph" style:parent-style-name="Standard">
      <style:text-properties fo:font-size="14pt" style:text-underline-style="none" officeooo:rsid="0019389b" officeooo:paragraph-rsid="0019389b" style:font-size-asian="12.25pt" style:font-size-complex="14pt"/>
    </style:style>
    <style:style style:name="P8" style:family="paragraph" style:parent-style-name="Standard">
      <style:text-properties fo:font-size="13pt" style:text-underline-style="none" officeooo:rsid="00174417" officeooo:paragraph-rsid="00174417" style:font-size-asian="13pt" style:font-size-complex="13pt"/>
    </style:style>
    <style:style style:name="P9" style:family="paragraph" style:parent-style-name="Standard">
      <style:text-properties fo:font-size="13pt" style:text-underline-style="none" officeooo:rsid="00198034" officeooo:paragraph-rsid="00174417" style:font-size-asian="13pt" style:font-size-complex="13pt"/>
    </style:style>
    <style:style style:name="P10" style:family="paragraph" style:parent-style-name="Standard">
      <style:text-properties fo:font-size="13pt" style:text-underline-style="none" officeooo:rsid="0013dfee" officeooo:paragraph-rsid="0015ee66" style:font-size-asian="13pt" style:font-size-complex="13pt"/>
    </style:style>
    <style:style style:name="P11" style:family="paragraph" style:parent-style-name="Standard">
      <style:text-properties fo:font-size="13pt" style:text-underline-style="none" officeooo:rsid="0013dfee" officeooo:paragraph-rsid="00226658" style:font-size-asian="13pt" style:font-size-complex="13pt"/>
    </style:style>
    <style:style style:name="P12" style:family="paragraph" style:parent-style-name="Standard">
      <style:text-properties fo:font-size="13pt" style:text-underline-style="none" officeooo:rsid="0013dfee" officeooo:paragraph-rsid="00242b4d" style:font-size-asian="13pt" style:font-size-complex="13pt"/>
    </style:style>
    <style:style style:name="P13" style:family="paragraph" style:parent-style-name="Standard">
      <style:text-properties fo:font-size="13pt" style:text-underline-style="none" fo:font-weight="normal" officeooo:rsid="0019389b" officeooo:paragraph-rsid="0019389b" style:font-size-asian="13pt" style:font-weight-asian="normal" style:font-size-complex="13pt" style:font-weight-complex="normal"/>
    </style:style>
    <style:style style:name="P14" style:family="paragraph" style:parent-style-name="Standard">
      <style:text-properties fo:font-size="13pt" style:text-underline-style="none" fo:font-weight="normal" officeooo:rsid="0019389b" officeooo:paragraph-rsid="00174417" style:font-size-asian="13pt" style:font-weight-asian="normal" style:font-size-complex="13pt" style:font-weight-complex="normal"/>
    </style:style>
    <style:style style:name="P15" style:family="paragraph" style:parent-style-name="Standard">
      <style:text-properties fo:font-size="13pt" style:text-underline-style="none" officeooo:rsid="00242b4d" officeooo:paragraph-rsid="00242b4d" style:font-size-asian="11.3500003814697pt" style:font-size-complex="13pt"/>
    </style:style>
    <style:style style:name="P16" style:family="paragraph" style:parent-style-name="Standard">
      <style:text-properties fo:font-size="13pt" style:text-underline-style="none" officeooo:rsid="002796ff" officeooo:paragraph-rsid="002796ff" style:font-size-asian="11.3500003814697pt" style:font-size-complex="13pt"/>
    </style:style>
    <style:style style:name="P17" style:family="paragraph" style:parent-style-name="Standard">
      <style:text-properties fo:font-size="13pt" style:text-underline-style="none" officeooo:rsid="002913da" officeooo:paragraph-rsid="002acbee" style:font-size-asian="11.3500003814697pt" style:font-size-complex="13pt"/>
    </style:style>
    <style:style style:name="P18" style:family="paragraph" style:parent-style-name="Standard">
      <style:text-properties fo:font-size="13pt" style:text-underline-style="none" officeooo:rsid="002dc0be" officeooo:paragraph-rsid="002dc0be" style:font-size-asian="11.3500003814697pt" style:font-size-complex="13pt"/>
    </style:style>
    <style:style style:name="P19" style:family="paragraph" style:parent-style-name="Standard">
      <style:text-properties fo:font-size="13pt" style:text-underline-style="none" officeooo:rsid="002f266d" officeooo:paragraph-rsid="002f266d" style:font-size-asian="11.3500003814697pt" style:font-size-complex="13pt"/>
    </style:style>
    <style:style style:name="P20" style:family="paragraph" style:parent-style-name="Standard">
      <style:text-properties fo:font-size="13pt" fo:font-style="italic" style:text-underline-style="none" fo:font-weight="normal" officeooo:rsid="0019389b" officeooo:paragraph-rsid="0019389b" style:font-size-asian="13pt" style:font-style-asian="italic" style:font-weight-asian="normal" style:font-size-complex="13pt" style:font-style-complex="italic" style:font-weight-complex="normal"/>
    </style:style>
    <style:style style:name="P21" style:family="paragraph" style:parent-style-name="Standard">
      <style:text-properties fo:font-size="13pt" fo:font-style="normal" style:text-underline-style="none" officeooo:rsid="001effa4" officeooo:paragraph-rsid="001effa4" style:font-size-asian="11.3500003814697pt" style:font-style-asian="normal" style:font-size-complex="13pt" style:font-style-complex="normal"/>
    </style:style>
    <style:style style:name="P22" style:family="paragraph" style:parent-style-name="Standard">
      <style:text-properties fo:font-size="16pt" fo:font-style="normal" style:text-underline-style="solid" style:text-underline-width="auto" style:text-underline-color="font-color" fo:font-weight="normal" officeooo:rsid="001effa4" officeooo:paragraph-rsid="001effa4" style:font-size-asian="16pt" style:font-style-asian="normal" style:font-weight-asian="normal" style:font-size-complex="16pt" style:font-style-complex="normal" style:font-weight-complex="normal"/>
    </style:style>
    <style:style style:name="P23" style:family="paragraph" style:parent-style-name="Standard">
      <style:text-properties fo:font-size="16pt" fo:font-style="normal" style:text-underline-style="solid" style:text-underline-width="auto" style:text-underline-color="font-color" fo:font-weight="normal" officeooo:rsid="00226658" officeooo:paragraph-rsid="00226658" style:font-size-asian="16pt" style:font-style-asian="normal" style:font-weight-asian="normal" style:font-size-complex="16pt" style:font-style-complex="normal" style:font-weight-complex="normal"/>
    </style:style>
    <style:style style:name="P24" style:family="paragraph" style:parent-style-name="Standard">
      <style:text-properties fo:font-size="16pt" fo:font-style="normal" style:text-underline-style="solid" style:text-underline-width="auto" style:text-underline-color="font-color" fo:font-weight="normal" officeooo:rsid="0025f100" officeooo:paragraph-rsid="002796ff" style:font-size-asian="16pt" style:font-style-asian="normal" style:font-weight-asian="normal" style:font-size-complex="16pt" style:font-style-complex="normal" style:font-weight-complex="normal"/>
    </style:style>
    <style:style style:name="P25" style:family="paragraph" style:parent-style-name="Standard">
      <style:text-properties fo:font-size="16pt" fo:font-style="normal" style:text-underline-style="solid" style:text-underline-width="auto" style:text-underline-color="font-color" fo:font-weight="normal" officeooo:rsid="002913da" officeooo:paragraph-rsid="002913da" style:font-size-asian="16pt" style:font-style-asian="normal" style:font-weight-asian="normal" style:font-size-complex="16pt" style:font-style-complex="normal" style:font-weight-complex="normal"/>
    </style:style>
    <style:style style:name="P26" style:family="paragraph" style:parent-style-name="Standard">
      <style:text-properties fo:font-size="16pt" fo:font-style="normal" style:text-underline-style="solid" style:text-underline-width="auto" style:text-underline-color="font-color" fo:font-weight="normal" officeooo:rsid="002dc0be" officeooo:paragraph-rsid="002dc0be" style:font-size-asian="16pt" style:font-style-asian="normal" style:font-weight-asian="normal" style:font-size-complex="16pt" style:font-style-complex="normal" style:font-weight-complex="normal"/>
    </style:style>
    <style:style style:name="P27" style:family="paragraph" style:parent-style-name="Standard">
      <style:text-properties fo:font-size="16pt" fo:font-style="normal" style:text-underline-style="solid" style:text-underline-width="auto" style:text-underline-color="font-color" fo:font-weight="normal" officeooo:rsid="002acbee" officeooo:paragraph-rsid="002dc0be" style:font-size-asian="16pt" style:font-style-asian="normal" style:font-weight-asian="normal" style:font-size-complex="16pt" style:font-style-complex="normal" style:font-weight-complex="normal"/>
    </style:style>
    <style:style style:name="P28" style:family="paragraph" style:parent-style-name="Standard">
      <style:text-properties fo:font-size="13pt" fo:font-style="normal" style:text-underline-style="none" fo:font-weight="normal" officeooo:rsid="00242b4d" officeooo:paragraph-rsid="00242b4d" style:font-size-asian="11.3500003814697pt" style:font-style-asian="normal" style:font-weight-asian="normal" style:font-size-complex="13pt" style:font-style-complex="normal" style:font-weight-complex="normal"/>
    </style:style>
    <style:style style:name="P29" style:family="paragraph" style:parent-style-name="Standard">
      <style:text-properties fo:font-size="13pt" fo:font-style="normal" style:text-underline-style="none" fo:font-weight="normal" officeooo:rsid="0025f100" officeooo:paragraph-rsid="00242b4d" style:font-size-asian="11.3500003814697pt" style:font-style-asian="normal" style:font-weight-asian="normal" style:font-size-complex="13pt" style:font-style-complex="normal" style:font-weight-complex="normal"/>
    </style:style>
    <style:style style:name="P30" style:family="paragraph" style:parent-style-name="Standard">
      <style:text-properties fo:font-size="13pt" fo:font-style="normal" style:text-underline-style="none" fo:font-weight="normal" officeooo:rsid="002913ba" officeooo:paragraph-rsid="002796ff" style:font-size-asian="11.3500003814697pt" style:font-style-asian="normal" style:font-weight-asian="normal" style:font-size-complex="13pt" style:font-style-complex="normal" style:font-weight-complex="normal"/>
    </style:style>
    <style:style style:name="P31" style:family="paragraph" style:parent-style-name="Standard">
      <style:text-properties fo:font-size="13pt" fo:font-style="normal" style:text-underline-style="none" fo:font-weight="normal" officeooo:rsid="002913da" officeooo:paragraph-rsid="002913da" style:font-size-asian="11.3500003814697pt" style:font-style-asian="normal" style:font-weight-asian="normal" style:font-size-complex="13pt" style:font-style-complex="normal" style:font-weight-complex="normal"/>
    </style:style>
    <style:style style:name="P32" style:family="paragraph" style:parent-style-name="Standard">
      <style:text-properties fo:font-size="13pt" fo:font-style="normal" style:text-underline-style="none" fo:font-weight="normal" officeooo:rsid="002c8c4b" officeooo:paragraph-rsid="002acbee" style:font-size-asian="11.3500003814697pt" style:font-style-asian="normal" style:font-weight-asian="normal" style:font-size-complex="13pt" style:font-style-complex="normal" style:font-weight-complex="normal"/>
    </style:style>
    <style:style style:name="P33" style:family="paragraph" style:parent-style-name="Standard">
      <style:text-properties fo:font-size="13pt" fo:font-style="normal" style:text-underline-style="none" fo:font-weight="normal" officeooo:rsid="002acbee" officeooo:paragraph-rsid="002acbee" style:font-size-asian="11.3500003814697pt" style:font-style-asian="normal" style:font-weight-asian="normal" style:font-size-complex="13pt" style:font-style-complex="normal" style:font-weight-complex="normal"/>
    </style:style>
    <style:style style:name="P34" style:family="paragraph" style:parent-style-name="Standard">
      <style:text-properties fo:font-size="13pt" fo:font-style="normal" style:text-underline-style="none" fo:font-weight="normal" officeooo:rsid="002f266d" officeooo:paragraph-rsid="002f266d" style:font-size-asian="11.3500003814697pt" style:font-style-asian="normal" style:font-weight-asian="normal" style:font-size-complex="13pt" style:font-style-complex="normal" style:font-weight-complex="normal"/>
    </style:style>
    <style:style style:name="P35" style:family="paragraph" style:parent-style-name="Standard">
      <style:text-properties fo:font-size="13pt" fo:font-style="normal" style:text-underline-style="none" fo:font-weight="normal" officeooo:rsid="00309f41" officeooo:paragraph-rsid="002f266d" style:font-size-asian="11.3500003814697pt" style:font-style-asian="normal" style:font-weight-asian="normal" style:font-size-complex="13pt" style:font-style-complex="normal" style:font-weight-complex="normal"/>
    </style:style>
    <style:style style:name="P36" style:family="paragraph" style:parent-style-name="Standard">
      <style:text-properties fo:font-size="13pt" fo:font-style="normal" style:text-underline-style="none" fo:font-weight="normal" officeooo:rsid="0032db1e" officeooo:paragraph-rsid="0032db1e" style:font-size-asian="11.3500003814697pt" style:font-style-asian="normal" style:font-weight-asian="normal" style:font-size-complex="13pt" style:font-style-complex="normal" style:font-weight-complex="normal"/>
    </style:style>
    <style:style style:name="P37" style:family="paragraph" style:parent-style-name="Standard">
      <style:text-properties fo:font-size="13pt" fo:font-style="normal" style:text-underline-style="none" fo:font-weight="normal" officeooo:rsid="0032db1e" officeooo:paragraph-rsid="0032db1e" style:font-size-asian="13pt" style:font-style-asian="normal" style:font-weight-asian="normal" style:font-size-complex="13pt" style:font-style-complex="normal" style:font-weight-complex="normal"/>
    </style:style>
    <style:style style:name="P38" style:family="paragraph" style:parent-style-name="Standard">
      <style:text-properties fo:font-size="13pt" fo:font-style="normal" style:text-underline-style="solid" style:text-underline-width="auto" style:text-underline-color="font-color" fo:font-weight="normal" officeooo:rsid="001effa4" officeooo:paragraph-rsid="001effa4" style:font-size-asian="11.3500003814697pt" style:font-style-asian="normal" style:font-weight-asian="normal" style:font-size-complex="13pt" style:font-style-complex="normal" style:font-weight-complex="normal"/>
    </style:style>
    <style:style style:name="P39" style:family="paragraph" style:parent-style-name="Standard">
      <style:text-properties fo:font-size="13pt" style:text-underline-style="none" officeooo:rsid="0032db1e" officeooo:paragraph-rsid="0032db1e" style:font-size-asian="13pt" style:font-size-complex="13pt"/>
    </style:style>
    <style:style style:name="T1" style:family="text">
      <style:text-properties fo:font-size="13pt" style:font-size-asian="13pt" style:font-size-complex="13pt"/>
    </style:style>
    <style:style style:name="T2" style:family="text">
      <style:text-properties fo:font-size="13pt" officeooo:rsid="0015c4ce" style:font-size-asian="13pt" style:font-size-complex="13pt"/>
    </style:style>
    <style:style style:name="T3" style:family="text">
      <style:text-properties fo:font-size="13pt" officeooo:rsid="0015ee66" style:font-size-asian="13pt" style:font-size-complex="13pt"/>
    </style:style>
    <style:style style:name="T4" style:family="text">
      <style:text-properties fo:font-size="13pt" officeooo:rsid="00174417" style:font-size-asian="13pt" style:font-size-complex="13pt"/>
    </style:style>
    <style:style style:name="T5" style:family="text">
      <style:text-properties fo:font-size="13pt" officeooo:rsid="0019389b" style:font-size-asian="13pt" style:font-size-complex="13pt"/>
    </style:style>
    <style:style style:name="T6" style:family="text">
      <style:text-properties fo:font-size="13pt" officeooo:rsid="00198034" style:font-size-asian="13pt" style:font-size-complex="13pt"/>
    </style:style>
    <style:style style:name="T7" style:family="text">
      <style:text-properties fo:font-size="13pt" officeooo:rsid="001a17c6" style:font-size-asian="13pt" style:font-size-complex="13pt"/>
    </style:style>
    <style:style style:name="T8" style:family="text">
      <style:text-properties fo:font-size="13pt" fo:font-style="italic" style:font-size-asian="13pt" style:font-style-asian="italic" style:font-size-complex="13pt" style:font-style-complex="italic"/>
    </style:style>
    <style:style style:name="T9" style:family="text">
      <style:text-properties fo:font-size="13pt" fo:font-style="italic" officeooo:rsid="0019389b" style:font-size-asian="13pt" style:font-style-asian="italic" style:font-size-complex="13pt" style:font-style-complex="italic"/>
    </style:style>
    <style:style style:name="T10"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1" style:family="text">
      <style:text-properties fo:font-size="13pt" fo:font-weight="bold" officeooo:rsid="00174417" style:font-size-asian="13pt" style:font-weight-asian="bold" style:font-size-complex="13pt" style:font-weight-complex="bold"/>
    </style:style>
    <style:style style:name="T12" style:family="text">
      <style:text-properties fo:font-size="13pt" fo:font-weight="normal" style:font-size-asian="13pt" style:font-weight-asian="normal" style:font-size-complex="13pt" style:font-weight-complex="normal"/>
    </style:style>
    <style:style style:name="T13" style:family="text">
      <style:text-properties fo:font-size="13pt" fo:font-weight="normal" officeooo:rsid="00174417" style:font-size-asian="13pt" style:font-weight-asian="normal" style:font-size-complex="13pt" style:font-weight-complex="normal"/>
    </style:style>
    <style:style style:name="T14" style:family="text">
      <style:text-properties fo:font-size="13pt" fo:font-weight="normal" officeooo:rsid="0019389b" style:font-size-asian="13pt" style:font-weight-asian="normal" style:font-size-complex="13pt" style:font-weight-complex="normal"/>
    </style:style>
    <style:style style:name="T1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9389b" style:font-weight-asian="normal" style:font-weight-complex="normal"/>
    </style:style>
    <style:style style:name="T18" style:family="text">
      <style:text-properties fo:font-weight="normal" officeooo:rsid="00203a3d" style:font-weight-asian="normal" style:font-weight-complex="normal"/>
    </style:style>
    <style:style style:name="T19" style:family="text">
      <style:text-properties fo:font-weight="normal" officeooo:rsid="0021ebeb"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1ebeb" style:font-style-asian="italic" style:font-weight-asian="normal" style:font-style-complex="italic" style:font-weight-complex="normal"/>
    </style:style>
    <style:style style:name="T22" style:family="text">
      <style:text-properties fo:font-style="italic" fo:font-weight="normal" officeooo:rsid="0025f100" style:font-style-asian="italic" style:font-weight-asian="normal" style:font-style-complex="italic" style:font-weight-complex="normal"/>
    </style:style>
    <style:style style:name="T23" style:family="text">
      <style:text-properties fo:font-style="italic" fo:font-weight="normal" officeooo:rsid="00226658" style:font-size-asian="11.3500003814697pt" style:font-style-asian="italic" style:font-weight-asian="normal" style:font-style-complex="italic" style:font-weight-complex="normal"/>
    </style:style>
    <style:style style:name="T24" style:family="text">
      <style:text-properties fo:font-style="italic" fo:font-weight="normal" officeooo:rsid="00228a2e" style:font-size-asian="11.3500003814697pt" style:font-style-asian="italic" style:font-weight-asian="normal" style:font-style-complex="italic" style:font-weight-complex="normal"/>
    </style:style>
    <style:style style:name="T25" style:family="text">
      <style:text-properties fo:font-style="italic" style:font-style-asian="italic" style:font-style-complex="italic"/>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5f100" style:font-style-asian="normal" style:font-weight-asian="normal" style:font-style-complex="normal" style:font-weight-complex="normal"/>
    </style:style>
    <style:style style:name="T28" style:family="text">
      <style:text-properties fo:font-style="normal" fo:font-weight="normal" officeooo:rsid="0027edbc" style:font-style-asian="normal" style:font-weight-asian="normal" style:font-style-complex="normal" style:font-weight-complex="normal"/>
    </style:style>
    <style:style style:name="T29" style:family="text">
      <style:text-properties fo:font-style="normal" fo:font-weight="normal" officeooo:rsid="0027fecc" style:font-style-asian="normal" style:font-weight-asian="normal" style:font-style-complex="normal" style:font-weight-complex="normal"/>
    </style:style>
    <style:style style:name="T30" style:family="text">
      <style:text-properties fo:font-style="normal" fo:font-weight="normal" officeooo:rsid="002913ba" style:font-style-asian="normal" style:font-weight-asian="normal" style:font-style-complex="normal" style:font-weight-complex="normal"/>
    </style:style>
    <style:style style:name="T31" style:family="text">
      <style:text-properties fo:font-style="normal" fo:font-weight="normal" officeooo:rsid="002acbee" style:font-style-asian="normal" style:font-weight-asian="normal" style:font-style-complex="normal" style:font-weight-complex="normal"/>
    </style:style>
    <style:style style:name="T32" style:family="text">
      <style:text-properties fo:font-style="normal" fo:font-weight="normal" officeooo:rsid="002c8c4b" style:font-style-asian="normal" style:font-weight-asian="normal" style:font-style-complex="normal" style:font-weight-complex="normal"/>
    </style:style>
    <style:style style:name="T33" style:family="text">
      <style:text-properties fo:font-style="normal" fo:font-weight="normal" officeooo:rsid="002ca66e" style:font-style-asian="normal" style:font-weight-asian="normal" style:font-style-complex="normal" style:font-weight-complex="normal"/>
    </style:style>
    <style:style style:name="T34" style:family="text">
      <style:text-properties fo:font-style="normal" fo:font-weight="normal" officeooo:rsid="002dc0be" style:font-style-asian="normal" style:font-weight-asian="normal" style:font-style-complex="normal" style:font-weight-complex="normal"/>
    </style:style>
    <style:style style:name="T35" style:family="text">
      <style:text-properties fo:font-style="normal" fo:font-weight="normal" officeooo:rsid="002f266d" style:font-style-asian="normal" style:font-weight-asian="normal" style:font-style-complex="normal" style:font-weight-complex="normal"/>
    </style:style>
    <style:style style:name="T36" style:family="text">
      <style:text-properties fo:font-style="normal" fo:font-weight="normal" officeooo:rsid="00309f41" style:font-style-asian="normal" style:font-weight-asian="normal" style:font-style-complex="normal" style:font-weight-complex="normal"/>
    </style:style>
    <style:style style:name="T37" style:family="text">
      <style:text-properties fo:font-style="normal" fo:font-weight="normal" officeooo:rsid="0031ab01" style:font-style-asian="normal" style:font-weight-asian="normal" style:font-style-complex="normal" style:font-weight-complex="normal"/>
    </style:style>
    <style:style style:name="T38" style:family="text">
      <style:text-properties fo:font-style="normal" fo:font-weight="normal" officeooo:rsid="00226658" style:font-size-asian="11.3500003814697pt" style:font-style-asian="normal" style:font-weight-asian="normal" style:font-style-complex="normal" style:font-weight-complex="normal"/>
    </style:style>
    <style:style style:name="T39" style:family="text">
      <style:text-properties fo:font-style="normal" fo:font-weight="normal" officeooo:rsid="00228a2e" style:font-size-asian="11.3500003814697pt" style:font-style-asian="normal" style:font-weight-asian="normal" style:font-style-complex="normal" style:font-weight-complex="normal"/>
    </style:style>
    <style:style style:name="T40" style:family="text">
      <style:text-properties fo:font-size="16pt" fo:font-style="normal" style:text-underline-style="solid" style:text-underline-width="auto" style:text-underline-color="font-color" fo:font-weight="normal" officeooo:rsid="001effa4" style:font-size-asian="16pt" style:font-style-asian="normal" style:font-weight-asian="normal" style:font-size-complex="16pt" style:font-style-complex="normal" style:font-weight-complex="normal"/>
    </style:style>
    <style:style style:name="T41" style:family="text">
      <style:text-properties fo:font-size="16pt" fo:font-style="normal" style:text-underline-style="solid" style:text-underline-width="auto" style:text-underline-color="font-color" fo:font-weight="normal" officeooo:rsid="00226658" style:font-size-asian="16pt" style:font-style-asian="normal" style:font-weight-asian="normal" style:font-size-complex="16pt" style:font-style-complex="normal" style:font-weight-complex="normal"/>
    </style:style>
    <style:style style:name="T42" style:family="text">
      <style:text-properties fo:font-size="16pt" fo:font-style="normal" style:text-underline-style="solid" style:text-underline-width="auto" style:text-underline-color="font-color" fo:font-weight="normal" officeooo:rsid="00242b4d" style:font-size-asian="16pt" style:font-style-asian="normal" style:font-weight-asian="normal" style:font-size-complex="16pt" style:font-style-complex="normal" style:font-weight-complex="normal"/>
    </style:style>
    <style:style style:name="T43" style:family="text">
      <style:text-properties fo:font-size="16pt" style:text-underline-style="solid" style:text-underline-width="auto" style:text-underline-color="font-color" style:font-size-asian="16pt" style:font-size-complex="16pt"/>
    </style:style>
    <style:style style:name="T44" style:family="text">
      <style:text-properties fo:font-size="16pt" style:text-underline-style="solid" style:text-underline-width="auto" style:text-underline-color="font-color" officeooo:rsid="00242b4d" style:font-size-asian="16pt" style:font-size-complex="16pt"/>
    </style:style>
    <style:style style:name="T45" style:family="text">
      <style:text-properties officeooo:rsid="00228a2e"/>
    </style:style>
    <style:style style:name="T46" style:family="text">
      <style:text-properties officeooo:rsid="00242b4d"/>
    </style:style>
    <style:style style:name="T47" style:family="text">
      <style:text-properties officeooo:rsid="003496ca"/>
    </style:style>
    <style:style style:name="T48" style:family="text">
      <style:text-properties officeooo:rsid="0035f4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spositif</text:p>
      <text:p text:style-name="P2"/>
      <text:p text:style-name="P4"><text:span text:style-name="T2">Fait</text:span><text:span text:style-name="T1"> </text:span><text:span text:style-name="T2">référence à la machine sur laquelle va tourner le software de surveillance du réseau domestique. Elle doit disposer au minimum d’une interface filaire et accessoirement non-filaire, ses performances en terme de calcul et </text:span><text:span text:style-name="T3">mémoire sont encore indéterminées</text:span><text:span text:style-name="T2">. </text:span><text:span text:style-name="T3">Le dispositif doit disposer d’une IP dans le LAN à surveiller, de préférence pour son interface filaire.</text:span><text:span text:style-name="T2"> <text:s/></text:span></text:p>
      <text:p text:style-name="P1"/>
      <text:p text:style-name="P1">Instances virtuelles d’équipements</text:p>
      <text:p text:style-name="P1"/>
      <text:p text:style-name="P5"><text:span text:style-name="T1">On désigne par </text:span><text:span text:style-name="T8">équipements connectés</text:span><text:span text:style-name="T1"> les machines connectées au réseau domestique constitué par le modem de la maison faisant office de gateway (média filaire ou non). </text:span><text:span text:style-name="T4">L’application de surveillance n’a à priori aucune information concernant ces autres équipements sur le même réseau que le dispositif et doit donc les acquérir, ce qui est possible de deux façons :</text:span></text:p>
      <text:p text:style-name="P8"/>
      <text:p text:style-name="P5"><text:span text:style-name="T4"><text:tab/>- </text:span><text:span text:style-name="T11">Manuellement</text:span><text:span text:style-name="T4"> : c’est l’utilisateur, propriétaire du réseau domestique, qui entre les informations dans l’application manuellement en connaissance de ses équipements (se faisant complètement décrire un équipement non référencé ou juste compléter des informations manquantes)</text:span></text:p>
      <text:p text:style-name="P8"/>
      <text:p text:style-name="P5"><text:span text:style-name="T4"><text:tab/>- </text:span><text:span text:style-name="T11">Par découverte automatisée : </text:span><text:span text:style-name="T13">lors de l’exécution des routines de surveillances, des équipements peuvent être découverts ou des informations supplémentaires récupérées, </text:span><text:span text:style-name="T14">ce qui est pris en considération par l’application en suivant cependant le principe qu’une information donnée par l’utilisateur doit primer</text:span></text:p>
      <text:p text:style-name="P13"/>
      <text:p text:style-name="P7"><text:span text:style-name="T12">Ainsi, l’application se construit petit à petit une carte de l’ensemble des équipements du réseau qu’elle doit surveiller, cette représentation de chaque équipement est désignée par </text:span><text:span text:style-name="T10">instance virtuelle </text:span><text:span text:style-name="T15">et doit correspondre au mieux à la machine réelle qu’elle décrit</text:span><text:span text:style-name="T10">. </text:span></text:p>
      <text:p text:style-name="P20"/>
      <text:p text:style-name="P3"><text:span text:style-name="T17">Champs d’i</text:span><text:span text:style-name="T16">nstances virtuelles</text:span></text:p>
      <text:p text:style-name="P14"/>
      <text:p text:style-name="P5"><text:span text:style-name="T5">Les informations relatives à l’équipement derrière l’instance virtuelle sont contenues dans des </text:span><text:span text:style-name="T9">champs</text:span><text:span text:style-name="T4"> </text:span><text:span text:style-name="T5">dédiés </text:span><text:span text:style-name="T6">indexés par des noms fixes. L’acquisition d’informations précises n’étant pas chose aisée, ces champs définis par défaut peuvent être vides pour la plupart. Les plus importants sont les suivants :</text:span></text:p>
      <text:p text:style-name="P9"/>
      <text:p text:style-name="P9"><text:tab/>- adresse MAC/dernière adresse IP connue</text:p>
      <text:p text:style-name="P9"><text:tab/>- fabricant</text:p>
      <text:p text:style-name="P9"><text:tab/>- type d’équipement/fonction/hostname</text:p>
      <text:p text:style-name="P9"><text:tab/>- modèle et version firmware</text:p>
      <text:p text:style-name="P9"><text:tab/>- ports ouverts et services associés</text:p>
      <text:p text:style-name="P6"><text:span text:style-name="T6"><text:tab/>- </text:span><text:span text:style-name="T7">protocoles utilisés</text:span></text:p>
      <text:p text:style-name="P9"><text:tab/>- identifiants pour l’accès à ces services</text:p>
      <text:p text:style-name="P9"/>
      <text:p text:style-name="P39">Outre ces caractéristiques propres aux équipements, d’autres informations telles que l’état actuel et le journal des événements de surveillance sont associées aux instances. <text:s text:c="2"/></text:p>
      <text:p text:style-name="P9"><text:soft-page-break/></text:p>
      <text:p text:style-name="P37"><text:span text:style-name="T44">C</text:span><text:span text:style-name="T43">arte du réseau domestique</text:span></text:p>
      <text:p text:style-name="P37"><text:span text:style-name="T43"/></text:p>
      <text:p text:style-name="P36">Les instances virtuelles découvertes pour un même réseau forment un ensemble appelé <text:span text:style-name="T25">carte. </text:span><text:span text:style-name="T47">Cet ensemble est manipulable et passé aux modules pour qu’ils puissent le modifier directement. Le système de sauvegarde gérera le stockage des cartes sous forme de fichiers XML indépendants, une carte pouvant être réutilisée d’une exécution de l’application à l’autre pour éviter la redondance de la collecte d’information.</text:span></text:p>
      <text:p text:style-name="P38"/>
      <text:p text:style-name="P22">Modules de surveillance</text:p>
      <text:p text:style-name="P22"/>
      <text:p text:style-name="P21"><text:span text:style-name="T16">Un </text:span><text:span text:style-name="T20">module de surveillance </text:span><text:span text:style-name="T16">est</text:span><text:span text:style-name="T20"> </text:span><text:span text:style-name="T16">associé à un aspect sécuritaire spécifique o</text:span><text:span text:style-name="T18">u</text:span><text:span text:style-name="T16"> à une tâche particulière concernant le réseau à protéger. </text:span><text:span text:style-name="T18"><text:s/>Pour assurer sa fonction, un module peut constituer soit en l’exécution d’un script dont l’output est récupéré, soit au démarrage d’un processus qui va travailler en arrière-plan pour une durée indéterminée et durant laquelle il communique par signaux avec l’application principale. Les modules doivent être définis de sorte qu’il n’y ait aucune dépendance entre les tâches à objectif unique dont chacun s’acquitte. </text:span><text:span text:style-name="T19">En revanche, chaque module a accès en lecture et écriture à l’ensemble des instances virtuelles déjà décrites dans l’application. Effectivement, en plus de la détection des menaces d’une façon qui est propre à chaque module, le mode opératoire peut permettre d’obtenir des informations différentes sur le réseau qui doivent servir à en étayer la représentation virtuelle dans l’application (</text:span><text:span text:style-name="T21">découverte automatisée</text:span><text:span text:style-name="T19">).</text:span></text:p>
      <text:p text:style-name="P10"/>
      <text:p text:style-name="P11"><text:span text:style-name="T40">Modules </text:span><text:span text:style-name="T41">actifs</text:span></text:p>
      <text:p text:style-name="P23"/>
      <text:p text:style-name="P11"><text:span text:style-name="T38">Ces modules vont fonctionner en interrogeant les équipements du réseau directement pour leur soutirer des informations où les tester. Ils sont assimilables à la notion de scann</text:span><text:span text:style-name="T39">er</text:span><text:span text:style-name="T38"> actif et par nature souvent sous la forme de </text:span><text:span text:style-name="T23">script</text:span><text:span text:style-name="T24">s</text:span><text:span text:style-name="T23"> exécutables</text:span> <text:span text:style-name="T45">une fois sur une cible donnée. Ces scripts peuvent donc être enchaînés les uns à la suite des autres pour tester différents aspects de la sécurité des équipements :</text:span></text:p>
      <text:p text:style-name="P11"/>
      <text:p text:style-name="P11"><text:tab/>- <text:span text:style-name="T45">Découverte réseau/services ouverts [nmap]</text:span></text:p>
      <text:p text:style-name="P11"><text:tab/>- <text:span text:style-name="T46">Détection de spoofing</text:span></text:p>
      <text:p text:style-name="P11"><text:tab/>- <text:span text:style-name="T45">Forçage de l’identification []</text:span></text:p>
      <text:p text:style-name="P11"><text:tab/>- <text:span text:style-name="T45">Recherche de vulnérabilités connues []</text:span></text:p>
      <text:p text:style-name="P11"><text:tab/>- <text:span text:style-name="T45">Tentative d’exploits []</text:span></text:p>
      <text:p text:style-name="P11"/>
      <text:p text:style-name="P12"><text:span text:style-name="T40">Modules </text:span><text:span text:style-name="T42">passifs</text:span></text:p>
      <text:p text:style-name="P28"/>
      <text:p text:style-name="P15"><text:span text:style-name="T26">À l’inverse, un module passif ne confronte directement aucun équipement du réseau : il ne se sert que des données que le dispositif peut capturer. Cette approche passive </text:span><text:span text:style-name="T27">résulte en un </text:span><text:span text:style-name="T22">processus d’arrière-plan </text:span><text:span text:style-name="T27">qui traite l’information au cours du temps et réagit en cas de menace détectée ou de mise à jour par rapport aux connaissances de l’application. Cette information peut venir de plusieurs sources :</text:span></text:p>
      <text:p text:style-name="P29"/>
      <text:p text:style-name="P29"><text:tab/>- Trafic transitant par le gateway dupliqué vers le dispositif (NIDS) [<text:span text:style-name="T48">Snort</text:span>]</text:p>
      <text:p text:style-name="P29"><text:tab/>- Interception des communications sans-fil [aircrack, pcap]</text:p>
      <text:p text:style-name="P24"><text:soft-page-break/>Routine de surveillance</text:p>
      <text:p text:style-name="P24"/>
      <text:p text:style-name="P16"><text:span text:style-name="T27">L</text:span><text:span text:style-name="T26">a routine est ce qui va orchestrer l’activation des modules au cours du temps. Elle est composée de deux panneaux distincts : l</text:span><text:span text:style-name="T34">e</text:span><text:span text:style-name="T26"> premier avec les modules passifs (en </text:span><text:span text:style-name="T34">fonctionnement sans interruption</text:span><text:span text:style-name="T26">) et le second avec une </text:span><text:span text:style-name="T20">file </text:span><text:span text:style-name="T26">de modules actifs qui s’exécutent après </text:span><text:span text:style-name="T28">expiration d’</text:span><text:span text:style-name="T26">un certain </text:span><text:span text:style-name="T20">timer </text:span><text:span text:style-name="T26">défini individuellement. La routine est remplie avec les modules désirés par l’utilisateur, puis une fois lancée, s’exécute automatiquement en boucle. </text:span><text:span text:style-name="T28">Au cours des exécutions, tous les modules font remonter les informations vers l’application afin d’étayer la représentation du réseau ie remplir les champs des instances virtuelles et en créer de nouvelles. Chaque module doit également écrire des logs et être capable à la découverte d’une menace d’en fournir les détails à l’application qui relaiera l’alerte à l’utilisateur. </text:span><text:span text:style-name="T29">La routine peut être interrompue et modifiée (ajout/</text:span><text:span text:style-name="T30">retrait de modules</text:span><text:span text:style-name="T29">) </text:span><text:span text:style-name="T30">par l’utilisateur. </text:span><text:span text:style-name="T36">À noter que les modules actifs peuvent également être lancés indépendamment de la routine de surveillance (si l’utilisateur souhaite </text:span><text:span text:style-name="T37">tester directement un de ses équipements).</text:span></text:p>
      <text:p text:style-name="P30"/>
      <text:p text:style-name="P25">Gestion des configurations et sauvegardes</text:p>
      <text:p text:style-name="P25"/>
      <text:p text:style-name="P31">On distingue deux ensembles de valeurs à sauvegarder :</text:p>
      <text:p text:style-name="P17"><text:span text:style-name="T26">- Les configurations de l’application </text:span><text:span text:style-name="T31">qui comprennent les préférences (fenêtres à afficher, répertoires par défaut, etc. ) et les routines utilisées (quels modules, avec quels timers, etc.) qui sont enregistrées par l’utilisateur dans des slots de sauvegarde </text:span><text:span text:style-name="T32">dédiés</text:span></text:p>
      <text:p text:style-name="P32"/>
      <text:p text:style-name="P17"><text:span text:style-name="T32">- </text:span><text:span text:style-name="T33">L’ensemble des instances virtuelles découvertes et toutes les informations récoltées lors </text:span><text:span text:style-name="T34">de l’exécution des modules, les identifiants entrés par l’utilisateur et autres informations liées directement au réseau surveillé</text:span></text:p>
      <text:p text:style-name="P33"/>
      <text:p text:style-name="P26">Entrées de l’utilisateur</text:p>
      <text:p text:style-name="P27"/>
      <text:p text:style-name="P18"><text:span text:style-name="T31">U</text:span><text:span text:style-name="T26">n certain nombre d’informations autres que les champs d’instances virtuelles peuvent être directement communiquées par l’utilisateur afin de faciliter et maximiser l’efficacité du travail de l’application. Il peut s’agir d’identifiants et de mots de passe, l’application devra donc disposer </text:span><text:span text:style-name="T35">d’un système de chiffrement pour stocker les informations confidentielles. </text:span></text:p>
      <text:p text:style-name="P34">Les entrées principales sont les suivantes :</text:p>
      <text:p text:style-name="P34"/>
      <text:p text:style-name="P34"><text:tab/>- adresse mail de l’utilisateur pour les alertes</text:p>
      <text:p text:style-name="P34"><text:tab/>- mot de passe du réseau Wifi si nécessaire (déchiffrement des trames)</text:p>
      <text:p text:style-name="P19"><text:span text:style-name="T26"><text:tab/>- </text:span><text:span text:style-name="T36">champs des instances virtuelles</text:span></text:p>
      <text:p text:style-name="P35"><text:tab/>- identifiants des services tournant sur les équipements du réseau</text:p>
      <text:p text:style-name="P35"><text:tab/>- organisation de la rout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21:59:22.460726873</meta:creation-date>
    <dc:date>2019-03-15T09:19:00.255272115</dc:date>
    <meta:editing-duration>PT1H47M15S</meta:editing-duration>
    <meta:editing-cycles>14</meta:editing-cycles>
    <meta:generator>LibreOffice/5.1.6.2$Linux_X86_64 LibreOffice_project/10m0$Build-2</meta:generator>
    <meta:document-statistic meta:table-count="0" meta:image-count="0" meta:object-count="0" meta:page-count="3" meta:paragraph-count="46" meta:word-count="1070" meta:character-count="7321" meta:non-whitespace-character-count="6268"/>
  </office:meta>
</office:document-meta>
</file>